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378dd3" style:font-size-asian="12pt" style:font-size-complex="12pt"/>
    </style:style>
    <style:style style:name="P10" style:family="paragraph" style:parent-style-name="Standard">
      <style:text-properties style:font-name="Liberation Serif" fo:font-size="12pt" fo:font-weight="normal" officeooo:paragraph-rsid="00367648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officeooo:paragraph-rsid="0023a51d"/>
    </style:style>
    <style:style style:name="P12" style:family="paragraph" style:parent-style-name="Standard">
      <style:text-properties style:font-name="Liberation Serif" fo:font-weight="normal" officeooo:paragraph-rsid="00367648" style:font-weight-asian="normal" style:font-weight-complex="normal"/>
    </style:style>
    <style:style style:name="P13" style:family="paragraph" style:parent-style-name="Standard">
      <style:text-properties officeooo:paragraph-rsid="0022a55c"/>
    </style:style>
    <style:style style:name="P14" style:family="paragraph" style:parent-style-name="Standard">
      <style:text-properties officeooo:paragraph-rsid="0020bcff"/>
    </style:style>
    <style:style style:name="P15" style:family="paragraph" style:parent-style-name="Standard">
      <style:text-properties officeooo:paragraph-rsid="0023ec13"/>
    </style:style>
    <style:style style:name="P16" style:family="paragraph" style:parent-style-name="Standard">
      <style:text-properties officeooo:paragraph-rsid="0028bc81"/>
    </style:style>
    <style:style style:name="P17" style:family="paragraph" style:parent-style-name="Standard">
      <style:text-properties officeooo:paragraph-rsid="002dd124"/>
    </style:style>
    <style:style style:name="P18" style:family="paragraph" style:parent-style-name="Standard">
      <style:text-properties officeooo:paragraph-rsid="002dddde"/>
    </style:style>
    <style:style style:name="P19" style:family="paragraph" style:parent-style-name="Standard">
      <style:text-properties officeooo:paragraph-rsid="002ef771"/>
    </style:style>
    <style:style style:name="P20" style:family="paragraph" style:parent-style-name="Standard">
      <style:text-properties officeooo:paragraph-rsid="0031046c"/>
    </style:style>
    <style:style style:name="P21" style:family="paragraph" style:parent-style-name="Standard">
      <style:text-properties officeooo:paragraph-rsid="0033ffa4"/>
    </style:style>
    <style:style style:name="P22" style:family="paragraph" style:parent-style-name="Standard">
      <style:text-properties officeooo:paragraph-rsid="0035b4e8"/>
    </style:style>
    <style:style style:name="P23" style:family="paragraph" style:parent-style-name="Standard">
      <style:text-properties officeooo:paragraph-rsid="00378dd3"/>
    </style:style>
    <style:style style:name="P24" style:family="paragraph" style:parent-style-name="Standard">
      <style:text-properties officeooo:paragraph-rsid="00398e8c"/>
    </style:style>
    <style:style style:name="P25" style:family="paragraph" style:parent-style-name="Standard">
      <style:text-properties officeooo:paragraph-rsid="003b6ede"/>
    </style:style>
    <style:style style:name="P26" style:family="paragraph" style:parent-style-name="Standard">
      <style:text-properties officeooo:paragraph-rsid="003dd3cd"/>
    </style:style>
    <style:style style:name="P27" style:family="paragraph" style:parent-style-name="Standard">
      <style:text-properties officeooo:paragraph-rsid="0035d4fb"/>
    </style:style>
    <style:style style:name="P28" style:family="paragraph" style:parent-style-name="Standard">
      <style:text-properties officeooo:paragraph-rsid="004289f4"/>
    </style:style>
    <style:style style:name="P29" style:family="paragraph" style:parent-style-name="Standard">
      <style:text-properties officeooo:paragraph-rsid="00398e8c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en" fo:country="US" officeooo:rsid="0026c31f"/>
    </style:style>
    <style:style style:name="T7" style:family="text">
      <style:text-properties fo:language="en" fo:country="US" officeooo:rsid="002ef771"/>
    </style:style>
    <style:style style:name="T8" style:family="text">
      <style:text-properties fo:language="en" fo:country="US" officeooo:rsid="004289f4"/>
    </style:style>
    <style:style style:name="T9" style:family="text">
      <style:text-properties fo:language="uk" fo:country="UA" officeooo:rsid="00193ac8"/>
    </style:style>
    <style:style style:name="T10" style:family="text">
      <style:text-properties fo:language="uk" fo:country="UA" officeooo:rsid="001a81a5"/>
    </style:style>
    <style:style style:name="T11" style:family="text">
      <style:text-properties fo:language="uk" fo:country="UA" officeooo:rsid="0044988c"/>
    </style:style>
    <style:style style:name="T12" style:family="text">
      <style:text-properties fo:language="uk" fo:country="UA" officeooo:rsid="002a255b"/>
    </style:style>
    <style:style style:name="T13" style:family="text">
      <style:text-properties fo:language="uk" fo:country="UA" officeooo:rsid="001f6e98"/>
    </style:style>
    <style:style style:name="T14" style:family="text">
      <style:text-properties fo:language="uk" fo:country="UA" officeooo:rsid="003e19f2"/>
    </style:style>
    <style:style style:name="T15" style:family="text">
      <style:text-properties fo:language="uk" fo:country="UA" officeooo:rsid="00351f53"/>
    </style:style>
    <style:style style:name="T16" style:family="text">
      <style:text-properties fo:language="uk" fo:country="UA" officeooo:rsid="004e3a4b"/>
    </style:style>
    <style:style style:name="T17" style:family="text">
      <style:text-properties fo:language="uk" fo:country="UA" officeooo:rsid="001c69c8"/>
    </style:style>
    <style:style style:name="T18" style:family="text">
      <style:text-properties fo:language="uk" fo:country="UA" officeooo:rsid="001e4491"/>
    </style:style>
    <style:style style:name="T19" style:family="text">
      <style:text-properties fo:language="uk" fo:country="UA" officeooo:rsid="001e6a51"/>
    </style:style>
    <style:style style:name="T20" style:family="text">
      <style:text-properties fo:language="uk" fo:country="UA" officeooo:rsid="0020bcff"/>
    </style:style>
    <style:style style:name="T21" style:family="text">
      <style:text-properties fo:language="uk" fo:country="UA" officeooo:rsid="0022a55c"/>
    </style:style>
    <style:style style:name="T22" style:family="text">
      <style:text-properties fo:language="uk" fo:country="UA" officeooo:rsid="0023ec13"/>
    </style:style>
    <style:style style:name="T23" style:family="text">
      <style:text-properties fo:language="uk" fo:country="UA" officeooo:rsid="0026c31f"/>
    </style:style>
    <style:style style:name="T24" style:family="text">
      <style:text-properties fo:language="uk" fo:country="UA" officeooo:rsid="0027e4ea"/>
    </style:style>
    <style:style style:name="T25" style:family="text">
      <style:text-properties fo:language="uk" fo:country="UA" officeooo:rsid="0028bc81"/>
    </style:style>
    <style:style style:name="T26" style:family="text">
      <style:text-properties fo:language="uk" fo:country="UA" officeooo:rsid="002b94a1"/>
    </style:style>
    <style:style style:name="T27" style:family="text">
      <style:text-properties fo:language="uk" fo:country="UA" officeooo:rsid="002dd124"/>
    </style:style>
    <style:style style:name="T28" style:family="text">
      <style:text-properties fo:language="uk" fo:country="UA" officeooo:rsid="002dddde"/>
    </style:style>
    <style:style style:name="T29" style:family="text">
      <style:text-properties fo:language="uk" fo:country="UA" officeooo:rsid="002ef771"/>
    </style:style>
    <style:style style:name="T30" style:family="text">
      <style:text-properties fo:language="uk" fo:country="UA" officeooo:rsid="00300426"/>
    </style:style>
    <style:style style:name="T31" style:family="text">
      <style:text-properties fo:language="uk" fo:country="UA" officeooo:rsid="0033ffa4"/>
    </style:style>
    <style:style style:name="T32" style:family="text">
      <style:text-properties fo:language="uk" fo:country="UA" officeooo:rsid="0035b4e8"/>
    </style:style>
    <style:style style:name="T33" style:family="text">
      <style:text-properties fo:language="uk" fo:country="UA" officeooo:rsid="0035d4fb"/>
    </style:style>
    <style:style style:name="T34" style:family="text">
      <style:text-properties fo:language="uk" fo:country="UA" officeooo:rsid="003cbb9a"/>
    </style:style>
    <style:style style:name="T35" style:family="text">
      <style:text-properties fo:language="uk" fo:country="UA" officeooo:rsid="003dd3cd"/>
    </style:style>
    <style:style style:name="T36" style:family="text">
      <style:text-properties fo:language="uk" fo:country="UA" officeooo:rsid="003fd303"/>
    </style:style>
    <style:style style:name="T37" style:family="text">
      <style:text-properties fo:language="uk" fo:country="UA" officeooo:rsid="00436a82"/>
    </style:style>
    <style:style style:name="T38" style:family="text">
      <style:text-properties fo:language="uk" fo:country="UA" officeooo:rsid="004563fa"/>
    </style:style>
    <style:style style:name="T39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40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41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42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43" style:family="text">
      <style:text-properties fo:font-variant="normal" fo:text-transform="none" fo:color="#202122" loext:opacity="100%" fo:letter-spacing="normal" fo:language="uk" fo:country="UA" fo:font-style="normal" fo:font-weight="normal" officeooo:rsid="00420b29"/>
    </style:style>
    <style:style style:name="T44" style:family="text">
      <style:text-properties fo:font-variant="normal" fo:text-transform="none" fo:color="#202122" loext:opacity="100%" fo:letter-spacing="normal" fo:language="uk" fo:country="UA" fo:font-style="normal" officeooo:rsid="0023a51d"/>
    </style:style>
    <style:style style:name="T45" style:family="text">
      <style:text-properties fo:font-variant="normal" fo:text-transform="none" fo:color="#202122" loext:opacity="100%" fo:letter-spacing="normal" fo:language="uk" fo:country="UA" fo:font-style="normal" officeooo:rsid="00351f53"/>
    </style:style>
    <style:style style:name="T46" style:family="text">
      <style:text-properties fo:font-variant="normal" fo:text-transform="none" fo:color="#202122" loext:opacity="100%" fo:letter-spacing="normal" fo:language="uk" fo:country="UA" fo:font-style="normal" officeooo:rsid="002a255b"/>
    </style:style>
    <style:style style:name="T47" style:family="text">
      <style:text-properties fo:font-variant="normal" fo:text-transform="none" fo:color="#202122" loext:opacity="100%" fo:letter-spacing="normal" fo:language="uk" fo:country="UA" fo:font-style="normal" officeooo:rsid="0044988c"/>
    </style:style>
    <style:style style:name="T48" style:family="text">
      <style:text-properties fo:font-variant="normal" fo:text-transform="none" fo:color="#202122" loext:opacity="100%" fo:letter-spacing="normal" fo:language="uk" fo:country="UA" fo:font-style="normal" officeooo:rsid="003fbeb2"/>
    </style:style>
    <style:style style:name="T49" style:family="text">
      <style:text-properties fo:font-variant="normal" fo:text-transform="none" fo:color="#202122" loext:opacity="100%" fo:letter-spacing="normal" fo:language="uk" fo:country="UA" fo:font-style="normal" officeooo:rsid="00367648"/>
    </style:style>
    <style:style style:name="T50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51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52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53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  <style:style style:name="T54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officeooo:rsid="0023ec13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1ee2c9" style:font-size-asian="12pt" style:font-size-complex="12pt"/>
    </style:style>
    <style:style style:name="T56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433265" style:font-size-asian="12pt" style:font-size-complex="12pt"/>
    </style:style>
    <style:style style:name="T57" style:family="text">
      <style:text-properties fo:font-variant="normal" fo:text-transform="none" fo:color="#202122" loext:opacity="100%" style:font-name="Liberation Serif" fo:font-size="12pt" fo:letter-spacing="normal" fo:language="en" fo:country="US" fo:font-style="normal" fo:font-weight="normal" officeooo:rsid="001fc074" style:font-size-asian="12pt" style:font-size-complex="12pt"/>
    </style:style>
    <style:style style:name="T58" style:family="text">
      <style:text-properties fo:font-variant="normal" fo:text-transform="none" style:font-name="Liberation Serif" fo:letter-spacing="normal" fo:language="uk" fo:country="UA" fo:font-style="normal" fo:font-weight="normal" officeooo:rsid="003fd303"/>
    </style:style>
    <style:style style:name="T59" style:family="text">
      <style:text-properties fo:color="#202122" loext:opacity="100%" style:font-name="Liberation Serif" fo:font-size="12pt" fo:letter-spacing="normal" fo:language="uk" fo:country="UA" fo:font-style="normal" fo:font-weight="normal" officeooo:rsid="0023ec13" style:font-size-asian="12pt" style:font-style-asian="normal" style:font-size-complex="12pt" style:font-style-complex="normal"/>
    </style:style>
    <style:style style:name="T60" style:family="text">
      <style:text-properties fo:color="#202122" loext:opacity="100%" style:font-name="Liberation Serif" fo:font-size="12pt" fo:letter-spacing="normal" fo:language="uk" fo:country="UA" fo:font-style="normal" fo:font-weight="normal" officeooo:rsid="0035b4e8" style:font-size-asian="12pt" style:font-style-asian="normal" style:font-size-complex="12pt" style:font-style-complex="normal"/>
    </style:style>
    <style:style style:name="T61" style:family="text">
      <style:text-properties style:font-name="Liberation Serif" fo:language="uk" fo:country="UA" officeooo:rsid="0023ec13"/>
    </style:style>
    <style:style style:name="T62" style:family="text">
      <style:text-properties style:font-name="Liberation Serif" fo:language="uk" fo:country="UA" officeooo:rsid="0020b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</text:span><text:span text:style-name="T13">oller — </text:span><text:span text:style-name="T14">В</text:span><text:span text:style-name="T12">алик</text:span></text:p>
      <text:p text:style-name="Standard">Charger — Нагнітач</text:p>
      <text:p text:style-name="Standard"><text:span text:style-name="T12">Dualies — </text:span><text:span text:style-name="T15">Двійники</text:span></text:p>
      <text:p text:style-name="Standard"><text:span text:style-name="T15">Slosher </text:span><text:span text:style-name="T12">— </text:span><text:span text:style-name="T14">Р</text:span><text:span text:style-name="T15">озливач </text:span></text:p>
      <text:p text:style-name="Standard"><text:span text:style-name="T15">Splatling <text:s/></text:span><text:span text:style-name="T12">— </text:span><text:span text:style-name="T11">Ротор</text:span></text:p>
      <text:p text:style-name="Standard"><text:span text:style-name="T11">Blaster <text:s/></text:span><text:span text:style-name="T12">— </text:span><text:span text:style-name="T16">Бластер</text:span></text:p>
      <text:p text:style-name="Standard"><text:span text:style-name="T11">Brella </text:span><text:span text:style-name="T12">— </text:span><text:span text:style-name="T11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9">Плескомат</text:span></text:p>
      <text:p text:style-name="P16"><text:span text:style-name="T4">Spl</text:span><text:span text:style-name="T5">oos</text:span><text:span text:style-name="T4">h</text:span><text:span text:style-name="T9">-o-matic — </text:span><text:span text:style-name="T25">Хлюпомат</text:span></text:p>
      <text:p text:style-name="P14"><text:span text:style-name="T9">Jet Squelcher — </text:span><text:span text:style-name="T34">Струмотиск</text:span></text:p>
      <text:p text:style-name="P14"><text:span text:style-name="T20">Aerospray MG — </text:span><text:span text:style-name="T22">Аероспрей</text:span></text:p>
      <text:p text:style-name="P15"><text:span text:style-name="T22">Aerospray PG </text:span><text:span text:style-name="T20">—</text:span><text:span text:style-name="T22"> Аероспрей PG</text:span></text:p>
      <text:p text:style-name="P21"><text:span text:style-name="T59">.52 Gal</text:span><text:span text:style-name="T54"> </text:span><text:span text:style-name="T61"> </text:span><text:span text:style-name="T62">—</text:span><text:span text:style-name="T22"> </text:span><text:span text:style-name="T31">.52 Ґал</text:span></text:p>
      <text:p text:style-name="P22"><text:span text:style-name="T59">.</text:span><text:span text:style-name="T60">96</text:span><text:span text:style-name="T59"> Gal</text:span><text:span text:style-name="T54"> </text:span><text:span text:style-name="T61"> </text:span><text:span text:style-name="T62">—</text:span><text:span text:style-name="T22"> </text:span><text:span text:style-name="T31">.</text:span><text:span text:style-name="T32">96</text:span><text:span text:style-name="T31"> Ґал</text:span></text:p>
      <text:p text:style-name="P27"><text:span text:style-name="T31">Squeezer </text:span><text:span text:style-name="T62">—</text:span><text:span text:style-name="T22"> </text:span><text:span text:style-name="T33">Стискач</text:span></text:p>
      <text:p text:style-name="P28"><text:span text:style-name="T33">N-ZAP '85 </text:span><text:span text:style-name="T62">—</text:span><text:span text:style-name="T33"> N-ZAP '85</text:span></text:p>
      <text:p text:style-name="P28"><text:span text:style-name="T33">N-ZAP '8</text:span><text:span text:style-name="T8">9 </text:span><text:span text:style-name="T62">—</text:span><text:span text:style-name="T22"> </text:span><text:span text:style-name="T8">N-ZAP '89</text:span></text:p>
      <text:p text:style-name="P28"><text:span text:style-name="T8">N-ZAP '83 </text:span><text:span text:style-name="T62">—</text:span><text:span text:style-name="T22"> </text:span><text:span text:style-name="T8">N-ZAP '83</text:span></text:p>
      <text:p text:style-name="P3"><text:span text:style-name="T9"/></text:p>
      <text:p text:style-name="P3"><text:span text:style-name="T9">Splat Roller — </text:span><text:span text:style-name="T10">Плеск Валик</text:span></text:p>
      <text:p text:style-name="P3"><text:span text:style-name="T10">Carbon Roller — </text:span><text:span text:style-name="T26">Карбоновий Валик</text:span></text:p>
      <text:p text:style-name="P3"><text:span text:style-name="T10">Dynamo Roller — </text:span><text:span text:style-name="T21">Динамо Валик</text:span></text:p>
      <text:p text:style-name="P18"><text:span text:style-name="T21">Flingza Roller </text:span><text:span text:style-name="T10">— </text:span><text:span text:style-name="T28">Автовалик</text:span></text:p>
      <text:p text:style-name="P3"><text:span text:style-name="T21"/></text:p>
      <text:p text:style-name="P16"><text:span text:style-name="T21">Inkbrush </text:span><text:span text:style-name="T10">—</text:span><text:span text:style-name="T21"> </text:span><text:span text:style-name="T25">Пензлик</text:span></text:p>
      <text:p text:style-name="P17"><text:span text:style-name="T25">Octobrush </text:span><text:span text:style-name="T10">—</text:span><text:span text:style-name="T25"> </text:span><text:span text:style-name="T27">Восьмипензлик</text:span></text:p>
      <text:p text:style-name="P16"><text:span text:style-name="T25">Permanent Inkbrush </text:span><text:span text:style-name="T10">—</text:span><text:span text:style-name="T25"> Перманентний Пензлик</text:span></text:p>
      <text:p text:style-name="P3"><text:span text:style-name="T10"/></text:p>
      <text:p text:style-name="P4"><text:span text:style-name="T10">Splat Brella </text:span><text:span text:style-name="T9">—</text:span><text:span text:style-name="T10"> Плескосолька</text:span></text:p>
      <text:p text:style-name="P24"><text:span text:style-name="T10">Undercover Brella </text:span><text:span text:style-name="T9">—</text:span><text:span text:style-name="T10"> Шпигунська парасолька</text:span></text:p>
      <text:p text:style-name="P24"><text:span text:style-name="T10">Tenta Brella - </text:span><text:span text:style-name="T38">Тентосолька</text:span></text:p>
      <text:p text:style-name="P4"><text:span text:style-name="T10"/></text:p>
      <text:p text:style-name="P4"><text:span text:style-name="T10">Dualie Squelchers — </text:span><text:span text:style-name="T17">Подвійний </text:span><text:span text:style-name="T34">Струмотиск</text:span></text:p>
      <text:p text:style-name="P4"><text:span text:style-name="T34">Dark Tetra Dualies - </text:span><text:span text:style-name="T35">Тем</text:span><text:span text:style-name="T34">ні Тетра-двійники</text:span></text:p>
      <text:p text:style-name="P26"><text:span text:style-name="T34">Light Tetra Dualies — </text:span><text:span text:style-name="T35">Світлі </text:span><text:span text:style-name="T34">Тетра-двійники</text:span></text:p>
      <text:p text:style-name="P25"><text:span text:style-name="T17">Splat Dualies </text:span><text:span text:style-name="T10">— Двійники</text:span></text:p>
      <text:p text:style-name="P4"><text:span text:style-name="T17"/></text:p>
      <text:p text:style-name="P5"><text:span text:style-name="T11">Blaster <text:s/></text:span><text:span text:style-name="T12">— </text:span><text:span text:style-name="T16">Бластер</text:span></text:p>
      <text:p text:style-name="P15"><text:span text:style-name="T16">Range Blaster </text:span><text:span text:style-name="T12">— </text:span><text:span text:style-name="T22">Бластер </text:span><text:span text:style-name="T3">XL</text:span></text:p>
      <text:p text:style-name="P5"><text:span text:style-name="T16">Rapid Blaster — </text:span><text:span text:style-name="T21">Турбобластер</text:span></text:p>
      <text:p text:style-name="P13"><text:span text:style-name="T21">Rapid Blaster Pro </text:span><text:span text:style-name="T16">— </text:span><text:span text:style-name="T21">Турбобластер ПРО</text:span></text:p>
      <text:p text:style-name="P13"><text:span text:style-name="T21">Clash Blaster — </text:span><text:span text:style-name="T23">Бум</text:span><text:span text:style-name="T24"> Б</text:span><text:span text:style-name="T23">ластер</text:span></text:p>
      <text:p text:style-name="P13"><text:span text:style-name="T23">H-3 Nozzlenose — </text:span><text:span text:style-name="T28">В-3 Афалінос </text:span><text:span text:style-name="T36">(від А</text:span><text:span text:style-name="T58">фаліна)</text:span></text:p>
      <text:p text:style-name="P19"><text:span text:style-name="T23">H-3 Nozzlenose</text:span><text:span text:style-name="T6"> </text:span><text:span text:style-name="T7">D</text:span><text:span text:style-name="T6"> </text:span><text:span text:style-name="T23">— </text:span><text:span text:style-name="T28">В-3 Афалінос </text:span><text:span text:style-name="T29">Д</text:span></text:p>
      <text:p text:style-name="P19"><text:span text:style-name="T29">L-3 Nozzlenose </text:span><text:span text:style-name="T23">—</text:span><text:span text:style-name="T29"> М</text:span><text:span text:style-name="T28">-3 Афалінос</text:span></text:p>
      <text:p text:style-name="P19"><text:span text:style-name="T29">L-3 Nozzlenose </text:span><text:span text:style-name="T7">D </text:span><text:span text:style-name="T23">—</text:span><text:span text:style-name="T29"> М</text:span><text:span text:style-name="T28">-3 Афалінос </text:span><text:span text:style-name="T29">Д</text:span></text:p>
      <text:p text:style-name="P19"><text:span text:style-name="T29">Luna Blaster — </text:span><text:span text:style-name="T37">Космобластер</text:span></text:p>
      <text:p text:style-name="P5"><text:soft-page-break/><text:span text:style-name="T16"/></text:p>
      <text:p text:style-name="P5"><text:span text:style-name="T16">Sloshing Machine — </text:span><text:span text:style-name="T18">Хлюпофугер</text:span></text:p>
      <text:p text:style-name="P20"><text:span text:style-name="T15">Slosher </text:span><text:span text:style-name="T12">— </text:span><text:span text:style-name="T14">Р</text:span><text:span text:style-name="T15">озливач</text:span></text:p>
      <text:p text:style-name="P5"><text:span text:style-name="T18">Tri-Slosher — </text:span><text:span text:style-name="T30">Трихлюп</text:span></text:p>
      <text:p text:style-name="P5"><text:span text:style-name="T18"/></text:p>
      <text:p text:style-name="P5"><text:span text:style-name="T18">Classic Squiffer — </text:span><text:span text:style-name="T19">Сепаратор </text:span><text:span text:style-name="T39">α</text:span></text:p>
      <text:p text:style-name="P6"><text:span text:style-name="T19">Fresh Squiffer </text:span><text:span text:style-name="T18">—</text:span><text:span text:style-name="T19"> Сепаратор </text:span><text:span text:style-name="T39">γ</text:span></text:p>
      <text:p text:style-name="P6"><text:span text:style-name="T19">New Squiffer </text:span><text:span text:style-name="T18">—</text:span><text:span text:style-name="T19"> Сепаратор </text:span><text:span text:style-name="T39">β</text:span></text:p>
      <text:p text:style-name="P7"><text:span text:style-name="T40">Splat Charger — </text:span><text:span text:style-name="T41">Плеск Нагнітач</text:span></text:p>
      <text:p text:style-name="P7"><text:span text:style-name="T41">Splatterscope - </text:span><text:span text:style-name="T43">Плескоскоп</text:span></text:p>
      <text:p text:style-name="P7"><text:span text:style-name="T41">Bamboozler 14 Mk I — </text:span><text:span text:style-name="T42">Бамбумк 14-</text:span><text:span text:style-name="T50">I</text:span></text:p>
      <text:p text:style-name="P8"><text:span text:style-name="T41">Bamboozler 14 Mk I</text:span><text:span text:style-name="T50">I </text:span><text:span text:style-name="T41">— </text:span><text:span text:style-name="T42">Бамбумк 14-</text:span><text:span text:style-name="T50">II</text:span></text:p>
      <text:p text:style-name="P8"><text:span text:style-name="T41">Bamboozler 14 Mk I</text:span><text:span text:style-name="T50">II </text:span><text:span text:style-name="T41">— </text:span><text:span text:style-name="T42">Бамбумк 14-</text:span><text:span text:style-name="T50">III</text:span></text:p>
      <text:p text:style-name="P9"><text:span text:style-name="T50">E-liter 4K </text:span><text:span text:style-name="T41">— </text:span><text:span text:style-name="T50"><text:s/>Е-літр 4К</text:span></text:p>
      <text:p text:style-name="P23"><text:span text:style-name="T57">E-liter 4K Scope </text:span><text:span text:style-name="T55">— </text:span><text:span text:style-name="T57"><text:s/>Снайп</text:span><text:span text:style-name="T55">-</text:span><text:span text:style-name="T57">Е-літр 4К</text:span></text:p>
      <text:p text:style-name="P23"><text:span text:style-name="T57">Goo Tuber – </text:span><text:span text:style-name="T56">Трубатор</text:span></text:p>
      <text:p text:style-name="P8"><text:span text:style-name="T50"/></text:p>
      <text:p text:style-name="P11"><text:span text:style-name="T51">Hydra Splatling </text:span><text:span text:style-name="T52">—</text:span><text:span text:style-name="T51"> </text:span><text:span text:style-name="T53">Гідра</text:span></text:p>
      <text:p text:style-name="P12"><text:span text:style-name="T45">Splatling <text:s/></text:span><text:span text:style-name="T46">— </text:span><text:span text:style-name="T47">Ротор</text:span></text:p>
      <text:p text:style-name="P12"><text:span text:style-name="T47">Mini Splatling — </text:span><text:span text:style-name="T48">Ротор Міні</text:span></text:p>
      <text:p text:style-name="P10"><text:span text:style-name="T44">Heavy Splatling </text:span><text:span text:style-name="T46">— </text:span><text:span text:style-name="T47">Ротор </text:span><text:span text:style-name="T49">ПР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11-12T18:10:23.850000000</dc:date>
    <meta:editing-duration>PT13H28S</meta:editing-duration>
    <meta:editing-cycles>38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63" meta:word-count="224" meta:character-count="1689" meta:non-whitespace-character-count="1459"/>
  </office:meta>
</office:document-meta>
</file>